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loext:contextual-spacing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h text:style-name="Heading_20_1" text:outline-level="1"><text:a xlink:type="simple" xlink:href="https://stackoverflow.com/questions/11914472/stringio-in-python3" text:style-name="Internet_20_link" text:visited-style-name="Visited_20_Internet_20_Link">StringIO in Python3</text:a></text:h>
      <text:p text:style-name="Standard">I am using Python 3.2.1 and I can't import the <text:span text:style-name="Source_20_Text">StringIO</text:span> module. I use <text:span text:style-name="Source_20_Text">io.StringIO</text:span> and it works, but I can't use it with <text:span text:style-name="Source_20_Text">numpy</text:span>'s <text:span text:style-name="Source_20_Text">genfromtxt</text:span> like this:</text:p>
      <text:p text:style-name="Standard"/>
      <text:p text:style-name="Standard"/>
      <text:p text:style-name="Quotations">when i write import StringIO it says there is no such module.</text:p>
      <text:p text:style-name="Text_20_body">From <text:a xlink:type="simple" xlink:href="http://docs.python.org/3.0/whatsnew/3.0.html" text:style-name="Internet_20_link" text:visited-style-name="Visited_20_Internet_20_Link">What’s New In Python 3.0</text:a>:</text:p>
      <text:p text:style-name="Quotations">The <text:span text:style-name="Source_20_Text">StringIO</text:span> and <text:span text:style-name="Source_20_Text">cStringIO</text:span> modules are gone. Instead, import the <text:span text:style-name="Source_20_Text">io</text:span> module and use <text:span text:style-name="Source_20_Text">io.StringIO</text:span> or <text:span text:style-name="Source_20_Text">io.BytesIO</text:span> for text and data respectively.</text:p>
      <text:p text:style-name="Text_20_body">.</text:p>
      <text:p text:style-name="Horizontal_20_Line"/>
      <text:p text:style-name="Text_20_body">A possibly useful method of fixing some Python 2 code to also work in Python 3 (caveat emptor):</text:p>
      <text:p text:style-name="Preformatted_20_Text"><text:span text:style-name="Source_20_Text">try:</text:span></text:p>
      <text:p text:style-name="Preformatted_20_Text"><text:span text:style-name="Source_20_Text"><text:s text:c="4"/>from StringIO import StringIO</text:span></text:p>
      <text:p text:style-name="Preformatted_20_Text"><text:span text:style-name="Source_20_Text">except ImportError:</text:span></text:p>
      <text:p text:style-name="P1"><text:span text:style-name="Source_20_Text"><text:s text:c="4"/>from io import StringIO</text:span></text:p>
      <text:p text:style-name="Quotations"><text:span text:style-name="Emphasis">Note: This example may be tangential to the main issue of the question and is included only as something to consider when generically addressing the missing </text:span><text:span text:style-name="Emphasis"><text:span text:style-name="Source_20_Text">StringIO</text:span></text:span><text:span text:style-name="Emphasis"> module.</text:span> For a more direct solution the the message <text:span text:style-name="Source_20_Text">TypeError: Can't convert 'bytes' object to str implicitly</text:span>, see <text:a xlink:type="simple" xlink:href="https://stackoverflow.com/a/11970414/86967" text:style-name="Internet_20_link" text:visited-style-name="Visited_20_Internet_20_Link">this answer</text:a>.</text:p>
      <text:p text:style-name="Standard"/>
      <text:p text:style-name="Standard"/>
      <text:p text:style-name="Standard"/>
      <text:p text:style-name="Standard"/>
      <text:p text:style-name="Text_20_body">Thank you OP for your question, and Roman for your answer. I had to search a bit to find this; I hope the following helps others.</text:p>
      <text:p text:style-name="Text_20_body"><text:span text:style-name="Strong_20_Emphasis">Python 2.7</text:span></text:p>
      <text:p text:style-name="Text_20_body">See: <text:a xlink:type="simple" xlink:href="https://docs.scipy.org/doc/numpy/user/basics.io.genfromtxt.html" text:style-name="Internet_20_link" text:visited-style-name="Visited_20_Internet_20_Link">https://docs.scipy.org/doc/numpy/user/basics.io.genfromtxt.html</text:a></text:p>
      <text:p text:style-name="Preformatted_20_Text"><text:span text:style-name="Source_20_Text">import numpy as np</text:span></text:p>
      <text:p text:style-name="Preformatted_20_Text"><text:span text:style-name="Source_20_Text">from StringIO import StringIO</text:span></text:p>
      <text:p text:style-name="Preformatted_20_Text"/>
      <text:p text:style-name="Preformatted_20_Text"><text:span text:style-name="Source_20_Text">data = "1, abc , 2\n 3, xxx, 4"</text:span></text:p>
      <text:p text:style-name="Preformatted_20_Text"/>
      <text:p text:style-name="Preformatted_20_Text"><text:span text:style-name="Source_20_Text">print type(data)</text:span></text:p>
      <text:p text:style-name="Preformatted_20_Text"><text:span text:style-name="Source_20_Text">"""</text:span></text:p>
      <text:p text:style-name="Preformatted_20_Text"><text:span text:style-name="Source_20_Text">&lt;type 'str'&gt;</text:span></text:p>
      <text:p text:style-name="Preformatted_20_Text"><text:span text:style-name="Source_20_Text">"""</text:span></text:p>
      <text:p text:style-name="Preformatted_20_Text"/>
      <text:p text:style-name="Preformatted_20_Text"><text:span text:style-name="Source_20_Text">print '\n', np.genfromtxt(StringIO(data), delimiter=",", dtype="|S3", autostrip=True)</text:span></text:p>
      <text:p text:style-name="Preformatted_20_Text"><text:span text:style-name="Source_20_Text">"""</text:span></text:p>
      <text:p text:style-name="Preformatted_20_Text"><text:span text:style-name="Source_20_Text">[['1' 'abc' '2']</text:span></text:p>
      <text:p text:style-name="Preformatted_20_Text"><text:span text:style-name="Source_20_Text"><text:s/>['3' 'xxx' '4']]</text:span></text:p>
      <text:p text:style-name="Preformatted_20_Text"><text:span text:style-name="Source_20_Text">"""</text:span></text:p>
      <text:p text:style-name="Preformatted_20_Text"/>
      <text:p text:style-name="Preformatted_20_Text"><text:span text:style-name="Source_20_Text">print '\n', type(data)</text:span></text:p>
      <text:p text:style-name="Preformatted_20_Text"><text:span text:style-name="Source_20_Text">"""</text:span></text:p>
      <text:p text:style-name="Preformatted_20_Text"><text:span text:style-name="Source_20_Text">&lt;type 'str'&gt;</text:span></text:p>
      <text:p text:style-name="Preformatted_20_Text"><text:span text:style-name="Source_20_Text">"""</text:span></text:p>
      <text:p text:style-name="Preformatted_20_Text"/>
      <text:p text:style-name="Preformatted_20_Text"><text:span text:style-name="Source_20_Text">print '\n', np.genfromtxt(StringIO(data), delimiter=",", autostrip=True)</text:span></text:p>
      <text:p text:style-name="Preformatted_20_Text"><text:span text:style-name="Source_20_Text">"""</text:span></text:p>
      <text:p text:style-name="Preformatted_20_Text"><text:span text:style-name="Source_20_Text">[[ <text:s/>1. <text:s/>nan <text:s text:c="2"/>2.]</text:span></text:p>
      <text:p text:style-name="Preformatted_20_Text"><text:span text:style-name="Source_20_Text"><text:s/>[ <text:s/>3. <text:s/>nan <text:s text:c="2"/>4.]]</text:span></text:p>
      <text:p text:style-name="P1"><text:span text:style-name="Source_20_Text">"""</text:span></text:p>
      <text:p text:style-name="Text_20_body"><text:span text:style-name="Strong_20_Emphasis">Python 3.5:</text:span></text:p>
      <text:p text:style-name="Preformatted_20_Text"><text:span text:style-name="Source_20_Text">import numpy as np</text:span></text:p>
      <text:p text:style-name="Preformatted_20_Text"><text:span text:style-name="Source_20_Text">from io import StringIO</text:span></text:p>
      <text:p text:style-name="Preformatted_20_Text"><text:span text:style-name="Source_20_Text">import io</text:span></text:p>
      <text:p text:style-name="Preformatted_20_Text"/>
      <text:p text:style-name="Preformatted_20_Text"><text:span text:style-name="Source_20_Text">data = "1, abc , 2\n 3, xxx, 4"</text:span></text:p>
      <text:p text:style-name="Preformatted_20_Text"><text:span text:style-name="Source_20_Text">#print(data)</text:span></text:p>
      <text:p text:style-name="Preformatted_20_Text"><text:span text:style-name="Source_20_Text">"""</text:span></text:p>
      <text:p text:style-name="Preformatted_20_Text"><text:span text:style-name="Source_20_Text">1, abc , 2</text:span></text:p>
      <text:p text:style-name="Preformatted_20_Text"><text:span text:style-name="Source_20_Text"><text:s/>3, xxx, 4</text:span></text:p>
      <text:p text:style-name="Preformatted_20_Text"><text:span text:style-name="Source_20_Text">"""</text:span></text:p>
      <text:p text:style-name="Preformatted_20_Text"/>
      <text:p text:style-name="Preformatted_20_Text"><text:span text:style-name="Source_20_Text">#print(type(data))</text:span></text:p>
      <text:p text:style-name="Preformatted_20_Text"><text:span text:style-name="Source_20_Text">"""</text:span></text:p>
      <text:p text:style-name="Preformatted_20_Text"><text:span text:style-name="Source_20_Text">&lt;class 'str'&gt;</text:span></text:p>
      <text:p text:style-name="Preformatted_20_Text"><text:span text:style-name="Source_20_Text">"""</text:span></text:p>
      <text:p text:style-name="Preformatted_20_Text"/>
      <text:p text:style-name="Preformatted_20_Text"><text:span text:style-name="Source_20_Text">#np.genfromtxt(StringIO(data), delimiter=",", autostrip=True)</text:span></text:p>
      <text:p text:style-name="Preformatted_20_Text"><text:span text:style-name="Source_20_Text"># TypeError: Can't convert 'bytes' object to str implicitly</text:span></text:p>
      <text:p text:style-name="Preformatted_20_Text"/>
      <text:p text:style-name="Preformatted_20_Text"><text:span text:style-name="Source_20_Text">print('\n')</text:span></text:p>
      <text:p text:style-name="Preformatted_20_Text"><text:span text:style-name="Source_20_Text">print(np.genfromtxt(io.BytesIO(data.encode()), delimiter=",", dtype="|S3", autostrip=True))</text:span></text:p>
      <text:p text:style-name="Preformatted_20_Text"><text:span text:style-name="Source_20_Text">"""</text:span></text:p>
      <text:p text:style-name="Preformatted_20_Text"><text:span text:style-name="Source_20_Text">[[b'1' b'abc' b'2']</text:span></text:p>
      <text:p text:style-name="Preformatted_20_Text"><text:span text:style-name="Source_20_Text"><text:s/>[b'3' b'xxx' b'4']]</text:span></text:p>
      <text:p text:style-name="Preformatted_20_Text"><text:span text:style-name="Source_20_Text">"""</text:span></text:p>
      <text:p text:style-name="Preformatted_20_Text"/>
      <text:p text:style-name="Preformatted_20_Text"><text:span text:style-name="Source_20_Text">print('\n')</text:span></text:p>
      <text:p text:style-name="Preformatted_20_Text"><text:span text:style-name="Source_20_Text">print(np.genfromtxt(io.BytesIO(data.encode()), delimiter=",", autostrip=True))</text:span></text:p>
      <text:p text:style-name="Preformatted_20_Text"><text:span text:style-name="Source_20_Text">"""</text:span></text:p>
      <text:p text:style-name="Preformatted_20_Text"><text:span text:style-name="Source_20_Text">[[ <text:s/>1. <text:s/>nan <text:s text:c="2"/>2.]</text:span></text:p>
      <text:p text:style-name="Preformatted_20_Text"><text:span text:style-name="Source_20_Text"><text:s/>[ <text:s/>3. <text:s/>nan <text:s text:c="2"/>4.]]</text:span></text:p>
      <text:p text:style-name="P1"><text:span text:style-name="Source_20_Text">"""</text:span></text:p>
      <text:p text:style-name="Text_20_body"><text:span text:style-name="Strong_20_Emphasis">Aside:</text:span></text:p>
      <text:p text:style-name="Text_20_body">dtype="|Sx", where x = any of { 1, 2, 3, ...}:</text:p>
      <text:p text:style-name="Text_20_body"><text:a xlink:type="simple" xlink:href="https://stackoverflow.com/questions/14790130/dtypes-difference-between-s1-and-s2-in-python" text:style-name="Internet_20_link" text:visited-style-name="Visited_20_Internet_20_Link">dtypes. Difference between S1 and S2 in Python</text:a></text:p>
      <text:p text:style-name="Text_20_body">"The |S1 and |S2 strings are data type descriptors; the first means the array holds strings of length 1, the second of length 2. ..."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9T05:29:39.751692055</meta:creation-date>
    <dc:date>2019-05-09T05:30:47.893490033</dc:date>
    <meta:editing-duration>PT1M10S</meta:editing-duration>
    <meta:editing-cycles>1</meta:editing-cycles>
    <meta:document-statistic meta:table-count="0" meta:image-count="0" meta:object-count="0" meta:page-count="1" meta:paragraph-count="68" meta:word-count="357" meta:character-count="2261" meta:non-whitespace-character-count="1943"/>
    <meta:generator>LibreOffice/6.0.7.3$Linux_X86_64 LibreOffice_project/00m0$Build-3</meta:generator>
  </office:meta>
</office:document-meta>
</file>